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nao overview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time rang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file name</text:p>
          </table:table-cell>
          <table:table-cell table:style-name="ce3" office:value-type="string" calcext:value-type="string">
            <text:p>compu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https://www.cpc.ncep.noaa.gov/products/precip/CWlink/pna/norm.nao.monthly.b5001.current.ascii.table" xlink:type="simple">click</text:a>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1.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https://crudata.uea.ac.uk/cru/data/nao/nao.dat" xlink:type="simple">click</text:a></text:p>
            <text:p/>
            <text:p><text:a xlink:href="https://rmets.onlinelibrary.wiley.com/doi/epdf/10.1002/%28SICI%291097-0088%2819971115%2917%3A13%3C1433%3A%3AAID-JOC203%3E3.0.CO%3B2-P" xlink:type="simple">paper</text:a></text:p>
            <text:p/>
          </table:table-cell>
          <table:table-cell office:value-type="string" calcext:value-type="string">
            <text:p>Climate Research Unit, University of East Anglia (redirected from Working Group on Surface Pressure (GCOS), NOAA)</text:p>
          </table:table-cell>
          <table:table-cell office:value-type="string" calcext:value-type="string">
            <text:p>1821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2.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ftp://ftp.cpc.ncep.noaa.gov/cwlinks/norm.daily.nao.index.b500101.current.ascii" xlink:type="simple">click</text:a>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ao_3.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a xlink:href="https://climatedataguide.ucar.edu/sites/default/files/nao_station_annual.txt" xlink:type="simple">click</text:a></text:p>
          </table:table-cell>
          <table:table-cell office:value-type="string" calcext:value-type="string">
            <text:p>National Center for Atmospheric Research</text:p>
          </table:table-cell>
          <table:table-cell office:value-type="string" calcext:value-type="string">
            <text:p>1865-2017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ao_4.data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ERA5 pressure data</text:p>
          </table:table-cell>
          <table:table-cell office:value-type="string" calcext:value-type="string">
            <text:p>1979-02.2019; only winter months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5.data</text:p>
          </table:table-cell>
          <table:table-cell table:style-name="ce5" office:value-type="string" calcext:value-type="string">
            <text:p>compute_NAO.m, uses CDT toolbox</text:p>
            <text:p>--&gt; ‘simple’ pressure difference 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ao overview'.A3:'nao overview'.E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11:14:46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15T11:39:36.356000000</dc:date>
    <meta:editing-duration>PT8H59M49S</meta:editing-duration>
    <meta:editing-cycles>31</meta:editing-cycles>
    <meta:document-statistic meta:table-count="1" meta:cell-count="31" meta:object-count="0"/>
  </office:meta>
</office:document-meta>
</file>